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1">
            <text:p>0716 <text:s/>94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1">
            <text:p>0716 <text:s/>94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1">
            <text:p>0716 <text:s/>94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1">
            <text:p>0716 <text:s/>94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1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1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1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2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2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2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2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3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3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4">
            <text:p>0716 <text:s/>9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4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4">
            <text:p>0716 <text:s/>9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4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4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5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5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5">
            <text:p>0716 <text:s/>9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5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5">
            <text:p>0716 <text:s/>9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6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7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7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7">
            <text:p>0716 <text:s/>9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7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7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7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8">
            <text:p>0716 <text:s/>94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8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8">
            <text:p>0716 <text:s/>9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8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8">
            <text:p>0716 <text:s/>94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8">
            <text:p>0716 <text:s/>9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9">
            <text:p>0716 <text:s/>9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9">
            <text:p>0716 <text:s/>94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9">
            <text:p>0716 <text:s/>9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9">
            <text:p>0716 <text:s/>9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9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29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">
            <text:p>0716 <text:s/>94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">
            <text:p>0716 <text:s/>94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">
            <text:p>0716 <text:s/>94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">
            <text:p>0716 <text:s/>94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">
            <text:p>0716 <text:s/>94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1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1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1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1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1">
            <text:p>0716 <text:s/>94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3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3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3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3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4">
            <text:p>7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5">
            <text:p>7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1011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6T09:49:48.34">
            <text:p>0716 <text:s/>94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6T09:49:48.34">
            <text:p>2021/7/16 9:4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6T09:49:48.34">
            <text:p>0716 <text:s/>949</text:p>
          </table:table-cell>
          <table:table-cell table:style-name="ce7" table:formula="of:=NOW()" office:value-type="date" office:date-value="2021-07-16T09:49:48.34">
            <text:p>0716 <text:s/>94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6T09:49:48.34">
            <text:p>0716 <text:s/>94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1">
            <text:p>0716 <text:s/>9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2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2">
            <text:p>0716 <text:s/>94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2">
            <text:p>0716 <text:s/>9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2">
            <text:p>0716 <text:s/>94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3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3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3">
            <text:p>0716 <text:s/>94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3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3">
            <text:p>0716 <text:s/>94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3">
            <text:p>0716 <text:s/>94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4">
            <text:p>0716 <text:s/>94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4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4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4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4">
            <text:p>0716 <text:s/>9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4">
            <text:p>0716 <text:s/>94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5">
            <text:p>0716 <text:s/>94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5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5">
            <text:p>0716 <text:s/>94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5">
            <text:p>0716 <text:s/>94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6">
            <text:p>0716 <text:s/>94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6">
            <text:p>0716 <text:s/>94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6">
            <text:p>0716 <text:s/>9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6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6">
            <text:p>0716 <text:s/>94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6">
            <text:p>0716 <text:s/>94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7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7">
            <text:p>0716 <text:s/>94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7">
            <text:p>0716 <text:s/>94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7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7">
            <text:p>0716 <text:s/>9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7">
            <text:p>0716 <text:s/>94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8">
            <text:p>0716 <text:s/>9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9">
            <text:p>0716 <text:s/>9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9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9">
            <text:p>0716 <text:s/>94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9">
            <text:p>0716 <text:s/>94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49">
            <text:p>0716 <text:s/>94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">
            <text:p>0716 <text:s/>94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">
            <text:p>0716 <text:s/>9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">
            <text:p>0716 <text:s/>94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1">
            <text:p>0716 <text:s/>94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2">
            <text:p>0716 <text:s/>9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2">
            <text:p>0716 <text:s/>9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2">
            <text:p>0716 <text:s/>9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2">
            <text:p>0716 <text:s/>94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3">
            <text:p>0716 <text:s/>9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3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3">
            <text:p>0716 <text:s/>94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3">
            <text:p>0716 <text:s/>94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3">
            <text:p>0716 <text:s/>94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5.56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5.56">
            <text:p>0716 <text:s/>94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5.56">
            <text:p>0716 <text:s/>94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5.56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5">
            <text:p>7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5.56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4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4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4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8.54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6.32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1">
            <text:p>8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6.32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6.32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3">
            <text:p>8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6.32">
            <text:p>0716 <text:s/>94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6T09:49:46.32">
            <text:p>0716 <text:s/>949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6T09:49:46.32">
            <text:p>0716 <text:s/>94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6T09:49:48.54">
            <text:p>0716 <text:s/>949</text:p>
          </table:table-cell>
          <table:table-cell table:style-name="ce7" table:formula="of:=NOW()" office:value-type="date" office:date-value="2021-07-16T09:49:48.54">
            <text:p>0716 <text:s/>94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6T09:49:48.54">
            <text:p>0716 <text:s/>94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2021/07/16</text:date>, <text:time>09:49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6T09:49:47.91</dc:date>
    <dc:creator>iwabuchi ken</dc:creator>
    <meta:editing-duration>P4DT16H18M35S</meta:editing-duration>
    <meta:editing-cycles>724</meta:editing-cycles>
    <meta:generator>OpenOffice/4.1.3$Win32 OpenOffice.org_project/413m1$Build-9783</meta:generator>
    <meta:document-statistic meta:table-count="2" meta:cell-count="1015" meta:object-count="0"/>
  </office:meta>
</office:document-meta>
</file>